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6965in" svg:height="5.2079in" svg:x="6.1787in" svg:y="1.287in">
            <draw:object draw:notify-on-update-of-ranges="Sheet1.B1:Sheet1.B1 Sheet1.B2:Sheet1.B51 Sheet1.C1:Sheet1.C1 Sheet1.C2:Sheet1.C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7.7941in" svg:y="9.8197in">
            <draw:object draw:notify-on-update-of-ranges="Sheet1.C57:Sheet1.C57 Sheet1.C58:Sheet1.C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4.7047in" svg:y="16.6902in">
            <draw:object draw:notify-on-update-of-ranges="Sheet1.C92:Sheet1.C92 Sheet1.C93:Sheet1.C9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actual</text:p>
          </table:table-cell>
          <table:table-cell office:value-type="string">
            <text:p>prediction</text:p>
          </table:table-cell>
          <table:table-cell office:value-type="string">
            <text:p>error</text:p>
          </table:table-cell>
          <table:table-cell office:value-type="string">
            <text:p>Error^2</text:p>
          </table:table-cell>
          <table:table-cell table:number-columns-repeated="7"/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0.1840104">
            <text:p>0.1840104</text:p>
          </table:table-cell>
          <table:table-cell office:value-type="float" office:value="0.1802871778">
            <text:p>0.1802871778</text:p>
          </table:table-cell>
          <table:table-cell office:value-type="float" office:value="-2.0233759614">
            <text:p>-2.0233759614</text:p>
          </table:table-cell>
          <table:table-cell table:formula="of:=([.D2]*[.D2])" office:value-type="float" office:value="4.09405028117138">
            <text:p>4.0940502812</text:p>
          </table:table-cell>
          <table:table-cell table:number-columns-repeated="7"/>
        </table:table-row>
        <table:table-row table:style-name="ro1">
          <table:table-cell office:value-type="float" office:value="4002">
            <text:p>4002</text:p>
          </table:table-cell>
          <table:table-cell office:value-type="float" office:value="0.1861972">
            <text:p>0.1861972</text:p>
          </table:table-cell>
          <table:table-cell office:value-type="float" office:value="0.1819783256">
            <text:p>0.1819783256</text:p>
          </table:table-cell>
          <table:table-cell office:value-type="float" office:value="-2.2658097974">
            <text:p>-2.2658097974</text:p>
          </table:table-cell>
          <table:table-cell table:formula="of:=([.D3]*[.D3])" office:value-type="float" office:value="5.13389403799383">
            <text:p>5.133894038</text:p>
          </table:table-cell>
          <table:table-cell table:number-columns-repeated="7"/>
        </table:table-row>
        <table:table-row table:style-name="ro1">
          <table:table-cell office:value-type="float" office:value="4003">
            <text:p>4003</text:p>
          </table:table-cell>
          <table:table-cell office:value-type="float" office:value="0.1888613">
            <text:p>0.1888613</text:p>
          </table:table-cell>
          <table:table-cell office:value-type="float" office:value="0.1797642996">
            <text:p>0.1797642996</text:p>
          </table:table-cell>
          <table:table-cell office:value-type="float" office:value="-4.816762566">
            <text:p>-4.816762566</text:p>
          </table:table-cell>
          <table:table-cell table:formula="of:=([.D4]*[.D4])" office:value-type="float" office:value="23.2012016172189">
            <text:p>23.2012016172</text:p>
          </table:table-cell>
          <table:table-cell table:number-columns-repeated="7"/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0.1823466">
            <text:p>0.1823466</text:p>
          </table:table-cell>
          <table:table-cell office:value-type="float" office:value="0.1803124367">
            <text:p>0.1803124367</text:p>
          </table:table-cell>
          <table:table-cell office:value-type="float" office:value="-1.1155476987">
            <text:p>-1.1155476987</text:p>
          </table:table-cell>
          <table:table-cell table:formula="of:=([.D5]*[.D5])" office:value-type="float" office:value="1.24444666807487">
            <text:p>1.2444466681</text:p>
          </table:table-cell>
          <table:table-cell table:number-columns-repeated="7"/>
        </table:table-row>
        <table:table-row table:style-name="ro1">
          <table:table-cell office:value-type="float" office:value="4005">
            <text:p>4005</text:p>
          </table:table-cell>
          <table:table-cell office:value-type="float" office:value="0.1856755">
            <text:p>0.1856755</text:p>
          </table:table-cell>
          <table:table-cell office:value-type="float" office:value="0.1802305849">
            <text:p>0.1802305849</text:p>
          </table:table-cell>
          <table:table-cell office:value-type="float" office:value="-2.9324898008">
            <text:p>-2.9324898008</text:p>
          </table:table-cell>
          <table:table-cell table:formula="of:=([.D6]*[.D6])" office:value-type="float" office:value="8.59949643179602">
            <text:p>8.5994964318</text:p>
          </table:table-cell>
          <table:table-cell table:number-columns-repeated="7"/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0.1897976">
            <text:p>0.1897976</text:p>
          </table:table-cell>
          <table:table-cell office:value-type="float" office:value="0.1797704511">
            <text:p>0.1797704511</text:p>
          </table:table-cell>
          <table:table-cell office:value-type="float" office:value="-5.2830746543">
            <text:p>-5.2830746543</text:p>
          </table:table-cell>
          <table:table-cell table:formula="of:=([.D7]*[.D7])" office:value-type="float" office:value="27.9108778029071">
            <text:p>27.9108778029</text:p>
          </table:table-cell>
          <table:table-cell table:number-columns-repeated="7"/>
        </table:table-row>
        <table:table-row table:style-name="ro1">
          <table:table-cell office:value-type="float" office:value="4007">
            <text:p>4007</text:p>
          </table:table-cell>
          <table:table-cell office:value-type="float" office:value="0.1927006">
            <text:p>0.1927006</text:p>
          </table:table-cell>
          <table:table-cell office:value-type="float" office:value="0.1827517382">
            <text:p>0.1827517382</text:p>
          </table:table-cell>
          <table:table-cell office:value-type="float" office:value="-5.1628597939">
            <text:p>-5.1628597939</text:p>
          </table:table-cell>
          <table:table-cell table:formula="of:=([.D8]*[.D8])" office:value-type="float" office:value="26.6551212514692">
            <text:p>26.6551212515</text:p>
          </table:table-cell>
          <table:table-cell table:number-columns-repeated="7"/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0.199971">
            <text:p>0.199971</text:p>
          </table:table-cell>
          <table:table-cell office:value-type="float" office:value="0.1563417116">
            <text:p>0.1563417116</text:p>
          </table:table-cell>
          <table:table-cell office:value-type="float" office:value="-21.8178077821">
            <text:p>-21.8178077821</text:p>
          </table:table-cell>
          <table:table-cell table:formula="of:=([.D9]*[.D9])" office:value-type="float" office:value="476.016736416663">
            <text:p>476.0167364167</text:p>
          </table:table-cell>
          <table:table-cell table:number-columns-repeated="7"/>
        </table:table-row>
        <table:table-row table:style-name="ro1">
          <table:table-cell office:value-type="float" office:value="4009">
            <text:p>4009</text:p>
          </table:table-cell>
          <table:table-cell office:value-type="float" office:value="0.1999745">
            <text:p>0.1999745</text:p>
          </table:table-cell>
          <table:table-cell office:value-type="float" office:value="0.1765774362">
            <text:p>0.1765774362</text:p>
          </table:table-cell>
          <table:table-cell office:value-type="float" office:value="-11.700023653">
            <text:p>-11.700023653</text:p>
          </table:table-cell>
          <table:table-cell table:formula="of:=([.D10]*[.D10])" office:value-type="float" office:value="136.890553480759">
            <text:p>136.8905534808</text:p>
          </table:table-cell>
          <table:table-cell table:number-columns-repeated="7"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0.1978188">
            <text:p>0.1978188</text:p>
          </table:table-cell>
          <table:table-cell office:value-type="float" office:value="0.1759433575">
            <text:p>0.1759433575</text:p>
          </table:table-cell>
          <table:table-cell office:value-type="float" office:value="-11.0583233242">
            <text:p>-11.0583233242</text:p>
          </table:table-cell>
          <table:table-cell table:formula="of:=([.D11]*[.D11])" office:value-type="float" office:value="122.286514742546">
            <text:p>122.2865147425</text:p>
          </table:table-cell>
          <table:table-cell table:number-columns-repeated="7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0.1973276">
            <text:p>0.1973276</text:p>
          </table:table-cell>
          <table:table-cell office:value-type="float" office:value="0.1900673302">
            <text:p>0.1900673302</text:p>
          </table:table-cell>
          <table:table-cell office:value-type="float" office:value="-3.6792976755">
            <text:p>-3.6792976755</text:p>
          </table:table-cell>
          <table:table-cell table:formula="of:=([.D12]*[.D12])" office:value-type="float" office:value="13.5372313849397">
            <text:p>13.5372313849</text:p>
          </table:table-cell>
          <table:table-cell table:number-columns-repeated="7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0.1974247">
            <text:p>0.1974247</text:p>
          </table:table-cell>
          <table:table-cell office:value-type="float" office:value="0.188724326">
            <text:p>0.188724326</text:p>
          </table:table-cell>
          <table:table-cell office:value-type="float" office:value="-4.4069328711">
            <text:p>-4.4069328711</text:p>
          </table:table-cell>
          <table:table-cell table:formula="of:=([.D13]*[.D13])" office:value-type="float" office:value="19.4210573303817">
            <text:p>19.4210573304</text:p>
          </table:table-cell>
          <table:table-cell table:number-columns-repeated="7"/>
        </table:table-row>
        <table:table-row table:style-name="ro1">
          <table:table-cell office:value-type="float" office:value="4013">
            <text:p>4013</text:p>
          </table:table-cell>
          <table:table-cell office:value-type="float" office:value="0.1980403">
            <text:p>0.1980403</text:p>
          </table:table-cell>
          <table:table-cell office:value-type="float" office:value="0.1898839587">
            <text:p>0.1898839587</text:p>
          </table:table-cell>
          <table:table-cell office:value-type="float" office:value="-4.1185260273">
            <text:p>-4.1185260273</text:p>
          </table:table-cell>
          <table:table-cell table:formula="of:=([.D14]*[.D14])" office:value-type="float" office:value="16.9622566375475">
            <text:p>16.9622566375</text:p>
          </table:table-cell>
          <table:table-cell table:number-columns-repeated="7"/>
        </table:table-row>
        <table:table-row table:style-name="ro1">
          <table:table-cell office:value-type="float" office:value="4014">
            <text:p>4014</text:p>
          </table:table-cell>
          <table:table-cell office:value-type="float" office:value="0.1996216">
            <text:p>0.1996216</text:p>
          </table:table-cell>
          <table:table-cell office:value-type="float" office:value="0.1868707424">
            <text:p>0.1868707424</text:p>
          </table:table-cell>
          <table:table-cell office:value-type="float" office:value="-6.3875139764">
            <text:p>-6.3875139764</text:p>
          </table:table-cell>
          <table:table-cell table:formula="of:=([.D15]*[.D15])" office:value-type="float" office:value="40.8003347987053">
            <text:p>40.8003347987</text:p>
          </table:table-cell>
          <table:table-cell table:number-columns-repeated="7"/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0.2064664">
            <text:p>0.2064664</text:p>
          </table:table-cell>
          <table:table-cell office:value-type="float" office:value="0.1905405021">
            <text:p>0.1905405021</text:p>
          </table:table-cell>
          <table:table-cell office:value-type="float" office:value="-7.713554312">
            <text:p>-7.713554312</text:p>
          </table:table-cell>
          <table:table-cell table:formula="of:=([.D16]*[.D16])" office:value-type="float" office:value="59.4989201241738">
            <text:p>59.4989201242</text:p>
          </table:table-cell>
          <table:table-cell table:number-columns-repeated="7"/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0.2026371">
            <text:p>0.2026371</text:p>
          </table:table-cell>
          <table:table-cell office:value-type="float" office:value="0.1965515279">
            <text:p>0.1965515279</text:p>
          </table:table-cell>
          <table:table-cell office:value-type="float" office:value="-3.0031875209">
            <text:p>-3.0031875209</text:p>
          </table:table-cell>
          <table:table-cell table:formula="of:=([.D17]*[.D17])" office:value-type="float" office:value="9.01913528568949">
            <text:p>9.0191352857</text:p>
          </table:table-cell>
          <table:table-cell table:number-columns-repeated="7"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0.1990096">
            <text:p>0.1990096</text:p>
          </table:table-cell>
          <table:table-cell office:value-type="float" office:value="0.2000471994">
            <text:p>0.2000471994</text:p>
          </table:table-cell>
          <table:table-cell office:value-type="float" office:value="0.5213815816">
            <text:p>0.5213815816</text:p>
          </table:table-cell>
          <table:table-cell table:formula="of:=([.D18]*[.D18])" office:value-type="float" office:value="0.271838753631717">
            <text:p>0.2718387536</text:p>
          </table:table-cell>
          <table:table-cell table:number-columns-repeated="7"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0.1992021">
            <text:p>0.1992021</text:p>
          </table:table-cell>
          <table:table-cell office:value-type="float" office:value="0.197534081">
            <text:p>0.197534081</text:p>
          </table:table-cell>
          <table:table-cell office:value-type="float" office:value="-0.8373501083">
            <text:p>-0.8373501083</text:p>
          </table:table-cell>
          <table:table-cell table:formula="of:=([.D19]*[.D19])" office:value-type="float" office:value="0.701155203870022">
            <text:p>0.7011552039</text:p>
          </table:table-cell>
          <table:table-cell table:number-columns-repeated="7"/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0.1985624">
            <text:p>0.1985624</text:p>
          </table:table-cell>
          <table:table-cell office:value-type="float" office:value="0.1586966096">
            <text:p>0.1586966096</text:p>
          </table:table-cell>
          <table:table-cell office:value-type="float" office:value="-20.0772101868">
            <text:p>-20.0772101868</text:p>
          </table:table-cell>
          <table:table-cell table:formula="of:=([.D20]*[.D20])" office:value-type="float" office:value="403.094368884946">
            <text:p>403.0943688849</text:p>
          </table:table-cell>
          <table:table-cell table:number-columns-repeated="7"/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0.1989385">
            <text:p>0.1989385</text:p>
          </table:table-cell>
          <table:table-cell office:value-type="float" office:value="0.1888465934">
            <text:p>0.1888465934</text:p>
          </table:table-cell>
          <table:table-cell office:value-type="float" office:value="-5.0728775979">
            <text:p>-5.0728775979</text:p>
          </table:table-cell>
          <table:table-cell table:formula="of:=([.D21]*[.D21])" office:value-type="float" office:value="25.7340871232757">
            <text:p>25.7340871233</text:p>
          </table:table-cell>
          <table:table-cell table:number-columns-repeated="7"/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0.1972727">
            <text:p>0.1972727</text:p>
          </table:table-cell>
          <table:table-cell office:value-type="float" office:value="0.199190595">
            <text:p>0.199190595</text:p>
          </table:table-cell>
          <table:table-cell office:value-type="float" office:value="0.9722049731">
            <text:p>0.9722049731</text:p>
          </table:table-cell>
          <table:table-cell table:formula="of:=([.D22]*[.D22])" office:value-type="float" office:value="0.945182509720372">
            <text:p>0.9451825097</text:p>
          </table:table-cell>
          <table:table-cell table:number-columns-repeated="7"/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0.1937977">
            <text:p>0.1937977</text:p>
          </table:table-cell>
          <table:table-cell office:value-type="float" office:value="0.1952857383">
            <text:p>0.1952857383</text:p>
          </table:table-cell>
          <table:table-cell office:value-type="float" office:value="0.7678307328">
            <text:p>0.7678307328</text:p>
          </table:table-cell>
          <table:table-cell table:formula="of:=([.D23]*[.D23])" office:value-type="float" office:value="0.589564034232185">
            <text:p>0.5895640342</text:p>
          </table:table-cell>
          <table:table-cell table:number-columns-repeated="7"/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0.1951715">
            <text:p>0.1951715</text:p>
          </table:table-cell>
          <table:table-cell office:value-type="float" office:value="0.1933058992">
            <text:p>0.1933058992</text:p>
          </table:table-cell>
          <table:table-cell office:value-type="float" office:value="-0.9558776768">
            <text:p>-0.9558776768</text:p>
          </table:table-cell>
          <table:table-cell table:formula="of:=([.D24]*[.D24])" office:value-type="float" office:value="0.913702133004565">
            <text:p>0.913702133</text:p>
          </table:table-cell>
          <table:table-cell table:number-columns-repeated="7"/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0.1990207">
            <text:p>0.1990207</text:p>
          </table:table-cell>
          <table:table-cell office:value-type="float" office:value="0.1960481713">
            <text:p>0.1960481713</text:p>
          </table:table-cell>
          <table:table-cell office:value-type="float" office:value="-1.493577653">
            <text:p>-1.493577653</text:p>
          </table:table-cell>
          <table:table-cell table:formula="of:=([.D25]*[.D25])" office:value-type="float" office:value="2.23077420554099">
            <text:p>2.2307742055</text:p>
          </table:table-cell>
          <table:table-cell table:number-columns-repeated="7"/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0.1991595">
            <text:p>0.1991595</text:p>
          </table:table-cell>
          <table:table-cell office:value-type="float" office:value="0.1528696339">
            <text:p>0.1528696339</text:p>
          </table:table-cell>
          <table:table-cell office:value-type="float" office:value="-23.242610119">
            <text:p>-23.242610119</text:p>
          </table:table-cell>
          <table:table-cell table:formula="of:=([.D26]*[.D26])" office:value-type="float" office:value="540.218925143841">
            <text:p>540.2189251438</text:p>
          </table:table-cell>
          <table:table-cell table:number-columns-repeated="7"/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0.198951">
            <text:p>0.198951</text:p>
          </table:table-cell>
          <table:table-cell office:value-type="float" office:value="0.1922259838">
            <text:p>0.1922259838</text:p>
          </table:table-cell>
          <table:table-cell office:value-type="float" office:value="-3.3802374454">
            <text:p>-3.3802374454</text:p>
          </table:table-cell>
          <table:table-cell table:formula="of:=([.D27]*[.D27])" office:value-type="float" office:value="11.4260051872843">
            <text:p>11.4260051873</text:p>
          </table:table-cell>
          <table:table-cell table:number-columns-repeated="7"/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0.1998361">
            <text:p>0.1998361</text:p>
          </table:table-cell>
          <table:table-cell office:value-type="float" office:value="0.1934202358">
            <text:p>0.1934202358</text:p>
          </table:table-cell>
          <table:table-cell office:value-type="float" office:value="-3.2105631565">
            <text:p>-3.2105631565</text:p>
          </table:table-cell>
          <table:table-cell table:formula="of:=([.D28]*[.D28])" office:value-type="float" office:value="10.3077157818752">
            <text:p>10.3077157819</text:p>
          </table:table-cell>
          <table:table-cell table:number-columns-repeated="7"/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0.2024926">
            <text:p>0.2024926</text:p>
          </table:table-cell>
          <table:table-cell office:value-type="float" office:value="0.1578753863">
            <text:p>0.1578753863</text:p>
          </table:table-cell>
          <table:table-cell office:value-type="float" office:value="-22.0339971436">
            <text:p>-22.0339971436</text:p>
          </table:table-cell>
          <table:table-cell table:formula="of:=([.D29]*[.D29])" office:value-type="float" office:value="485.497030124173">
            <text:p>485.4970301242</text:p>
          </table:table-cell>
          <table:table-cell table:number-columns-repeated="7"/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0.2027291">
            <text:p>0.2027291</text:p>
          </table:table-cell>
          <table:table-cell office:value-type="float" office:value="0.1577886469">
            <text:p>0.1577886469</text:p>
          </table:table-cell>
          <table:table-cell office:value-type="float" office:value="-22.1677366989">
            <text:p>-22.1677366989</text:p>
          </table:table-cell>
          <table:table-cell table:formula="of:=([.D30]*[.D30])" office:value-type="float" office:value="491.408550351758">
            <text:p>491.4085503518</text:p>
          </table:table-cell>
          <table:table-cell table:number-columns-repeated="7"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0.2052859">
            <text:p>0.2052859</text:p>
          </table:table-cell>
          <table:table-cell office:value-type="float" office:value="0.1841024148">
            <text:p>0.1841024148</text:p>
          </table:table-cell>
          <table:table-cell office:value-type="float" office:value="-10.3190161623">
            <text:p>-10.3190161623</text:p>
          </table:table-cell>
          <table:table-cell table:formula="of:=([.D31]*[.D31])" office:value-type="float" office:value="106.482094557809">
            <text:p>106.4820945578</text:p>
          </table:table-cell>
          <table:table-cell table:number-columns-repeated="7"/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0.2060754">
            <text:p>0.2060754</text:p>
          </table:table-cell>
          <table:table-cell office:value-type="float" office:value="0.2001241471">
            <text:p>0.2001241471</text:p>
          </table:table-cell>
          <table:table-cell office:value-type="float" office:value="-2.8879006907">
            <text:p>-2.8879006907</text:p>
          </table:table-cell>
          <table:table-cell table:formula="of:=([.D32]*[.D32])" office:value-type="float" office:value="8.33997039934554">
            <text:p>8.3399703993</text:p>
          </table:table-cell>
          <table:table-cell table:number-columns-repeated="7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0.2054762">
            <text:p>0.2054762</text:p>
          </table:table-cell>
          <table:table-cell office:value-type="float" office:value="0.1568704414">
            <text:p>0.1568704414</text:p>
          </table:table-cell>
          <table:table-cell office:value-type="float" office:value="-23.6551769013">
            <text:p>-23.6551769013</text:p>
          </table:table-cell>
          <table:table-cell table:formula="of:=([.D33]*[.D33])" office:value-type="float" office:value="559.567394231797">
            <text:p>559.5673942318</text:p>
          </table:table-cell>
          <table:table-cell table:number-columns-repeated="7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0.2041551">
            <text:p>0.2041551</text:p>
          </table:table-cell>
          <table:table-cell office:value-type="float" office:value="0.1924226478">
            <text:p>0.1924226478</text:p>
          </table:table-cell>
          <table:table-cell office:value-type="float" office:value="-5.7468327757">
            <text:p>-5.7468327757</text:p>
          </table:table-cell>
          <table:table-cell table:formula="of:=([.D34]*[.D34])" office:value-type="float" office:value="33.0260869518598">
            <text:p>33.0260869519</text:p>
          </table:table-cell>
          <table:table-cell table:number-columns-repeated="7"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0.2088289">
            <text:p>0.2088289</text:p>
          </table:table-cell>
          <table:table-cell office:value-type="float" office:value="0.1576431633">
            <text:p>0.1576431633</text:p>
          </table:table-cell>
          <table:table-cell office:value-type="float" office:value="-24.5108491689">
            <text:p>-24.5108491689</text:p>
          </table:table-cell>
          <table:table-cell table:formula="of:=([.D35]*[.D35])" office:value-type="float" office:value="600.781726980566">
            <text:p>600.7817269806</text:p>
          </table:table-cell>
          <table:table-cell table:number-columns-repeated="7"/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0.2089389">
            <text:p>0.2089389</text:p>
          </table:table-cell>
          <table:table-cell office:value-type="float" office:value="0.1844154603">
            <text:p>0.1844154603</text:p>
          </table:table-cell>
          <table:table-cell office:value-type="float" office:value="-11.7371344924">
            <text:p>-11.7371344924</text:p>
          </table:table-cell>
          <table:table-cell table:formula="of:=([.D36]*[.D36])" office:value-type="float" office:value="137.760326092686">
            <text:p>137.7603260927</text:p>
          </table:table-cell>
          <table:table-cell table:number-columns-repeated="7"/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0.2086497">
            <text:p>0.2086497</text:p>
          </table:table-cell>
          <table:table-cell office:value-type="float" office:value="0.2038472884">
            <text:p>0.2038472884</text:p>
          </table:table-cell>
          <table:table-cell office:value-type="float" office:value="-2.3016623556">
            <text:p>-2.3016623556</text:p>
          </table:table-cell>
          <table:table-cell table:formula="of:=([.D37]*[.D37])" office:value-type="float" office:value="5.29764959918614">
            <text:p>5.2976495992</text:p>
          </table:table-cell>
          <table:table-cell table:number-columns-repeated="7"/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0.2076788">
            <text:p>0.2076788</text:p>
          </table:table-cell>
          <table:table-cell office:value-type="float" office:value="0.1600809729">
            <text:p>0.1600809729</text:p>
          </table:table-cell>
          <table:table-cell office:value-type="float" office:value="-22.9189628888">
            <text:p>-22.9189628888</text:p>
          </table:table-cell>
          <table:table-cell table:formula="of:=([.D38]*[.D38])" office:value-type="float" office:value="525.278859898192">
            <text:p>525.2788598982</text:p>
          </table:table-cell>
          <table:table-cell table:number-columns-repeated="7"/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0.2072543">
            <text:p>0.2072543</text:p>
          </table:table-cell>
          <table:table-cell office:value-type="float" office:value="0.2014105604">
            <text:p>0.2014105604</text:p>
          </table:table-cell>
          <table:table-cell office:value-type="float" office:value="-2.8195987249">
            <text:p>-2.8195987249</text:p>
          </table:table-cell>
          <table:table-cell table:formula="of:=([.D39]*[.D39])" office:value-type="float" office:value="7.95013696945771">
            <text:p>7.9501369695</text:p>
          </table:table-cell>
          <table:table-cell table:number-columns-repeated="7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0.2068352">
            <text:p>0.2068352</text:p>
          </table:table-cell>
          <table:table-cell office:value-type="float" office:value="0.2011072629">
            <text:p>0.2011072629</text:p>
          </table:table-cell>
          <table:table-cell office:value-type="float" office:value="-2.7693241286">
            <text:p>-2.7693241286</text:p>
          </table:table-cell>
          <table:table-cell table:formula="of:=([.D40]*[.D40])" office:value-type="float" office:value="7.66915612924615">
            <text:p>7.6691561292</text:p>
          </table:table-cell>
          <table:table-cell table:number-columns-repeated="7"/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0.2057028">
            <text:p>0.2057028</text:p>
          </table:table-cell>
          <table:table-cell office:value-type="float" office:value="0.1975905763">
            <text:p>0.1975905763</text:p>
          </table:table-cell>
          <table:table-cell office:value-type="float" office:value="-3.9436622642">
            <text:p>-3.9436622642</text:p>
          </table:table-cell>
          <table:table-cell table:formula="of:=([.D41]*[.D41])" office:value-type="float" office:value="15.5524720540751">
            <text:p>15.5524720541</text:p>
          </table:table-cell>
          <table:table-cell table:number-columns-repeated="7"/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0.2092901">
            <text:p>0.2092901</text:p>
          </table:table-cell>
          <table:table-cell office:value-type="float" office:value="0.2018595009">
            <text:p>0.2018595009</text:p>
          </table:table-cell>
          <table:table-cell office:value-type="float" office:value="-3.5503825073">
            <text:p>-3.5503825073</text:p>
          </table:table-cell>
          <table:table-cell table:formula="of:=([.D42]*[.D42])" office:value-type="float" office:value="12.6052159481418">
            <text:p>12.6052159481</text:p>
          </table:table-cell>
          <table:table-cell table:number-columns-repeated="7"/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0.2103397">
            <text:p>0.2103397</text:p>
          </table:table-cell>
          <table:table-cell office:value-type="float" office:value="0.208328125">
            <text:p>0.208328125</text:p>
          </table:table-cell>
          <table:table-cell office:value-type="float" office:value="-0.9563458539">
            <text:p>-0.9563458539</text:p>
          </table:table-cell>
          <table:table-cell table:formula="of:=([.D43]*[.D43])" office:value-type="float" office:value="0.91459739227172">
            <text:p>0.9145973923</text:p>
          </table:table-cell>
          <table:table-cell table:number-columns-repeated="7"/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0.2116452">
            <text:p>0.2116452</text:p>
          </table:table-cell>
          <table:table-cell office:value-type="float" office:value="0.1960117776">
            <text:p>0.1960117776</text:p>
          </table:table-cell>
          <table:table-cell office:value-type="float" office:value="-7.3866179814">
            <text:p>-7.3866179814</text:p>
          </table:table-cell>
          <table:table-cell table:formula="of:=([.D44]*[.D44])" office:value-type="float" office:value="54.5621252031418">
            <text:p>54.5621252031</text:p>
          </table:table-cell>
          <table:table-cell table:number-columns-repeated="7"/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0.2119681">
            <text:p>0.2119681</text:p>
          </table:table-cell>
          <table:table-cell office:value-type="float" office:value="0.160079054">
            <text:p>0.160079054</text:p>
          </table:table-cell>
          <table:table-cell office:value-type="float" office:value="-24.4796485886">
            <text:p>-24.4796485886</text:p>
          </table:table-cell>
          <table:table-cell table:formula="of:=([.D45]*[.D45])" office:value-type="float" office:value="599.253195021346">
            <text:p>599.2531950213</text:p>
          </table:table-cell>
          <table:table-cell table:number-columns-repeated="7"/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0.2097479">
            <text:p>0.2097479</text:p>
          </table:table-cell>
          <table:table-cell office:value-type="float" office:value="0.1926651423">
            <text:p>0.1926651423</text:p>
          </table:table-cell>
          <table:table-cell office:value-type="float" office:value="-8.1444237106">
            <text:p>-8.1444237106</text:p>
          </table:table-cell>
          <table:table-cell table:formula="of:=([.D46]*[.D46])" office:value-type="float" office:value="66.3316375777835">
            <text:p>66.3316375778</text:p>
          </table:table-cell>
          <table:table-cell table:number-columns-repeated="7"/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0.2089494">
            <text:p>0.2089494</text:p>
          </table:table-cell>
          <table:table-cell office:value-type="float" office:value="0.2035495642">
            <text:p>0.2035495642</text:p>
          </table:table-cell>
          <table:table-cell office:value-type="float" office:value="-2.5842791604">
            <text:p>-2.5842791604</text:p>
          </table:table-cell>
          <table:table-cell table:formula="of:=([.D47]*[.D47])" office:value-type="float" office:value="6.67849877887773">
            <text:p>6.6784987789</text:p>
          </table:table-cell>
          <table:table-cell table:number-columns-repeated="7"/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0.2082277">
            <text:p>0.2082277</text:p>
          </table:table-cell>
          <table:table-cell office:value-type="float" office:value="0.2019980188">
            <text:p>0.2019980188</text:p>
          </table:table-cell>
          <table:table-cell office:value-type="float" office:value="-2.99176392">
            <text:p>-2.99176392</text:p>
          </table:table-cell>
          <table:table-cell table:formula="of:=([.D48]*[.D48])" office:value-type="float" office:value="8.95065135301377">
            <text:p>8.950651353</text:p>
          </table:table-cell>
          <table:table-cell table:number-columns-repeated="7"/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0.2066615">
            <text:p>0.2066615</text:p>
          </table:table-cell>
          <table:table-cell office:value-type="float" office:value="0.2066743405">
            <text:p>0.2066743405</text:p>
          </table:table-cell>
          <table:table-cell office:value-type="float" office:value="0.0062133005">
            <text:p>0.0062133005</text:p>
          </table:table-cell>
          <table:table-cell table:formula="of:=([.D49]*[.D49])" office:value-type="float" office:value="0.0000386051031033002">
            <text:p>3.86051031033002E-005</text:p>
          </table:table-cell>
          <table:table-cell table:number-columns-repeated="7"/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0.2049096">
            <text:p>0.2049096</text:p>
          </table:table-cell>
          <table:table-cell office:value-type="float" office:value="0.1573464193">
            <text:p>0.1573464193</text:p>
          </table:table-cell>
          <table:table-cell office:value-type="float" office:value="-23.2117873931">
            <text:p>-23.2117873931</text:p>
          </table:table-cell>
          <table:table-cell table:formula="of:=([.D50]*[.D50])" office:value-type="float" office:value="538.787073982476">
            <text:p>538.7870739825</text:p>
          </table:table-cell>
          <table:table-cell table:number-columns-repeated="7"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0.2028191">
            <text:p>0.2028191</text:p>
          </table:table-cell>
          <table:table-cell office:value-type="float" office:value="0.1569539946">
            <text:p>0.1569539946</text:p>
          </table:table-cell>
          <table:table-cell office:value-type="float" office:value="-22.6137998837">
            <text:p>-22.6137998837</text:p>
          </table:table-cell>
          <table:table-cell table:formula="of:=([.D51]*[.D51])" office:value-type="float" office:value="511.38394518003">
            <text:p>511.383945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MS error</text:p>
          </table:table-cell>
          <table:table-cell table:style-name="ce1" table:formula="of:=SQRT(SUM([.E2:.E51])/50)" office:value-type="float" office:value="11.6376832579647">
            <text:p>11.637683258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ITERATION</text:p>
          </table:table-cell>
          <table:table-cell office:value-type="string">
            <text:p>RMS ERROR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9076825493">
            <text:p>2.90768254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.5678940455">
            <text:p>12.56789404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.4812370917">
            <text:p>5.48123709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.3682504797">
            <text:p>9.36825047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.4393308984">
            <text:p>10.43933089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.8668853228">
            <text:p>14.8668853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6.3675013649">
            <text:p>16.36750136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.5995120138">
            <text:p>10.59951201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.1133543756">
            <text:p>12.11335437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.600001424">
            <text:p>14.6000014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VG RMS ERROR</text:p>
          </table:table-cell>
          <table:table-cell table:formula="of:=SUM([.C58:.C67])/10" office:value-type="float" office:value="10.93116495657">
            <text:p>10.9311649566</text:p>
          </table:table-cell>
          <table:table-cell table:number-columns-repeated="9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ay 1</text:p>
          </table:table-cell>
          <table:table-cell/>
          <table:table-cell office:value-type="string">
            <text:p>Day 2</text:p>
          </table:table-cell>
          <table:table-cell/>
          <table:table-cell office:value-type="string">
            <text:p>Day 3</text:p>
          </table:table-cell>
          <table:table-cell/>
          <table:table-cell office:value-type="string">
            <text:p>Day 4 </text:p>
          </table:table-cell>
          <table:table-cell/>
          <table:table-cell office:value-type="string">
            <text:p>Day 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2.0233759614">
            <text:p>-2.0233759614</text:p>
          </table:table-cell>
          <table:table-cell table:formula="of:=([.C80]*[.C80])" office:value-type="float" office:value="4.09405028117138">
            <text:p>4.0940502812</text:p>
          </table:table-cell>
          <table:table-cell office:value-type="float" office:value="-2.2658097974">
            <text:p>-2.2658097974</text:p>
          </table:table-cell>
          <table:table-cell table:formula="of:=([.E80]*[.E80])" office:value-type="float" office:value="5.13389403799383">
            <text:p>5.133894038</text:p>
          </table:table-cell>
          <table:table-cell office:value-type="float" office:value="-4.816762566">
            <text:p>-4.816762566</text:p>
          </table:table-cell>
          <table:table-cell table:formula="of:=([.G80]*[.G80])" office:value-type="float" office:value="23.2012016172189">
            <text:p>23.2012016172</text:p>
          </table:table-cell>
          <table:table-cell office:value-type="float" office:value="-1.1155476987">
            <text:p>-1.1155476987</text:p>
          </table:table-cell>
          <table:table-cell table:formula="of:=([.I80]*[.I80])" office:value-type="float" office:value="1.24444666807487">
            <text:p>1.2444466681</text:p>
          </table:table-cell>
          <table:table-cell office:value-type="float" office:value="-2.9324898008">
            <text:p>-2.9324898008</text:p>
          </table:table-cell>
          <table:table-cell table:formula="of:=([.K80]*[.K80])" office:value-type="float" office:value="8.59949643179602">
            <text:p>8.599496431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5.2830746543">
            <text:p>-5.2830746543</text:p>
          </table:table-cell>
          <table:table-cell table:formula="of:=([.C81]*[.C81])" office:value-type="float" office:value="27.9108778029071">
            <text:p>27.9108778029</text:p>
          </table:table-cell>
          <table:table-cell office:value-type="float" office:value="-5.1628597939">
            <text:p>-5.1628597939</text:p>
          </table:table-cell>
          <table:table-cell table:formula="of:=([.E81]*[.E81])" office:value-type="float" office:value="26.6551212514692">
            <text:p>26.6551212515</text:p>
          </table:table-cell>
          <table:table-cell office:value-type="float" office:value="-21.8178077821">
            <text:p>-21.8178077821</text:p>
          </table:table-cell>
          <table:table-cell table:formula="of:=([.G81]*[.G81])" office:value-type="float" office:value="476.016736416663">
            <text:p>476.0167364167</text:p>
          </table:table-cell>
          <table:table-cell office:value-type="float" office:value="-11.700023653">
            <text:p>-11.700023653</text:p>
          </table:table-cell>
          <table:table-cell table:formula="of:=([.I81]*[.I81])" office:value-type="float" office:value="136.890553480759">
            <text:p>136.8905534808</text:p>
          </table:table-cell>
          <table:table-cell office:value-type="float" office:value="-11.0583233242">
            <text:p>-11.0583233242</text:p>
          </table:table-cell>
          <table:table-cell table:formula="of:=([.K81]*[.K81])" office:value-type="float" office:value="122.286514742546">
            <text:p>122.28651474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3.6792976755">
            <text:p>-3.6792976755</text:p>
          </table:table-cell>
          <table:table-cell table:formula="of:=([.C82]*[.C82])" office:value-type="float" office:value="13.5372313849397">
            <text:p>13.5372313849</text:p>
          </table:table-cell>
          <table:table-cell office:value-type="float" office:value="-4.4069328711">
            <text:p>-4.4069328711</text:p>
          </table:table-cell>
          <table:table-cell table:formula="of:=([.E82]*[.E82])" office:value-type="float" office:value="19.4210573303817">
            <text:p>19.4210573304</text:p>
          </table:table-cell>
          <table:table-cell office:value-type="float" office:value="-4.1185260273">
            <text:p>-4.1185260273</text:p>
          </table:table-cell>
          <table:table-cell table:formula="of:=([.G82]*[.G82])" office:value-type="float" office:value="16.9622566375475">
            <text:p>16.9622566375</text:p>
          </table:table-cell>
          <table:table-cell office:value-type="float" office:value="-6.3875139764">
            <text:p>-6.3875139764</text:p>
          </table:table-cell>
          <table:table-cell table:formula="of:=([.I82]*[.I82])" office:value-type="float" office:value="40.8003347987053">
            <text:p>40.8003347987</text:p>
          </table:table-cell>
          <table:table-cell office:value-type="float" office:value="-7.713554312">
            <text:p>-7.713554312</text:p>
          </table:table-cell>
          <table:table-cell table:formula="of:=([.K82]*[.K82])" office:value-type="float" office:value="59.4989201241738">
            <text:p>59.498920124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3.0031875209">
            <text:p>-3.0031875209</text:p>
          </table:table-cell>
          <table:table-cell table:formula="of:=([.C83]*[.C83])" office:value-type="float" office:value="9.01913528568949">
            <text:p>9.0191352857</text:p>
          </table:table-cell>
          <table:table-cell office:value-type="float" office:value="0.5213815816">
            <text:p>0.5213815816</text:p>
          </table:table-cell>
          <table:table-cell table:formula="of:=([.E83]*[.E83])" office:value-type="float" office:value="0.271838753631717">
            <text:p>0.2718387536</text:p>
          </table:table-cell>
          <table:table-cell office:value-type="float" office:value="-0.8373501083">
            <text:p>-0.8373501083</text:p>
          </table:table-cell>
          <table:table-cell table:formula="of:=([.G83]*[.G83])" office:value-type="float" office:value="0.701155203870022">
            <text:p>0.7011552039</text:p>
          </table:table-cell>
          <table:table-cell office:value-type="float" office:value="-20.0772101868">
            <text:p>-20.0772101868</text:p>
          </table:table-cell>
          <table:table-cell table:formula="of:=([.I83]*[.I83])" office:value-type="float" office:value="403.094368884946">
            <text:p>403.0943688849</text:p>
          </table:table-cell>
          <table:table-cell office:value-type="float" office:value="-5.0728775979">
            <text:p>-5.0728775979</text:p>
          </table:table-cell>
          <table:table-cell table:formula="of:=([.K83]*[.K83])" office:value-type="float" office:value="25.7340871232757">
            <text:p>25.734087123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9722049731">
            <text:p>0.9722049731</text:p>
          </table:table-cell>
          <table:table-cell table:formula="of:=([.C84]*[.C84])" office:value-type="float" office:value="0.945182509720372">
            <text:p>0.9451825097</text:p>
          </table:table-cell>
          <table:table-cell office:value-type="float" office:value="0.7678307328">
            <text:p>0.7678307328</text:p>
          </table:table-cell>
          <table:table-cell table:formula="of:=([.E84]*[.E84])" office:value-type="float" office:value="0.589564034232185">
            <text:p>0.5895640342</text:p>
          </table:table-cell>
          <table:table-cell office:value-type="float" office:value="-0.9558776768">
            <text:p>-0.9558776768</text:p>
          </table:table-cell>
          <table:table-cell table:formula="of:=([.G84]*[.G84])" office:value-type="float" office:value="0.913702133004565">
            <text:p>0.913702133</text:p>
          </table:table-cell>
          <table:table-cell office:value-type="float" office:value="-1.493577653">
            <text:p>-1.493577653</text:p>
          </table:table-cell>
          <table:table-cell table:formula="of:=([.I84]*[.I84])" office:value-type="float" office:value="2.23077420554099">
            <text:p>2.2307742055</text:p>
          </table:table-cell>
          <table:table-cell office:value-type="float" office:value="-23.242610119">
            <text:p>-23.242610119</text:p>
          </table:table-cell>
          <table:table-cell table:formula="of:=([.K84]*[.K84])" office:value-type="float" office:value="540.218925143841">
            <text:p>540.218925143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3.3802374454">
            <text:p>-3.3802374454</text:p>
          </table:table-cell>
          <table:table-cell table:formula="of:=([.C85]*[.C85])" office:value-type="float" office:value="11.4260051872843">
            <text:p>11.4260051873</text:p>
          </table:table-cell>
          <table:table-cell office:value-type="float" office:value="-3.2105631565">
            <text:p>-3.2105631565</text:p>
          </table:table-cell>
          <table:table-cell table:formula="of:=([.E85]*[.E85])" office:value-type="float" office:value="10.3077157818752">
            <text:p>10.3077157819</text:p>
          </table:table-cell>
          <table:table-cell office:value-type="float" office:value="-22.0339971436">
            <text:p>-22.0339971436</text:p>
          </table:table-cell>
          <table:table-cell table:formula="of:=([.G85]*[.G85])" office:value-type="float" office:value="485.497030124173">
            <text:p>485.4970301242</text:p>
          </table:table-cell>
          <table:table-cell office:value-type="float" office:value="-22.1677366989">
            <text:p>-22.1677366989</text:p>
          </table:table-cell>
          <table:table-cell table:formula="of:=([.I85]*[.I85])" office:value-type="float" office:value="491.408550351758">
            <text:p>491.4085503518</text:p>
          </table:table-cell>
          <table:table-cell office:value-type="float" office:value="-10.3190161623">
            <text:p>-10.3190161623</text:p>
          </table:table-cell>
          <table:table-cell table:formula="of:=([.K85]*[.K85])" office:value-type="float" office:value="106.482094557809">
            <text:p>106.482094557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2.8879006907">
            <text:p>-2.8879006907</text:p>
          </table:table-cell>
          <table:table-cell table:formula="of:=([.C86]*[.C86])" office:value-type="float" office:value="8.33997039934554">
            <text:p>8.3399703993</text:p>
          </table:table-cell>
          <table:table-cell office:value-type="float" office:value="-23.6551769013">
            <text:p>-23.6551769013</text:p>
          </table:table-cell>
          <table:table-cell table:formula="of:=([.E86]*[.E86])" office:value-type="float" office:value="559.567394231797">
            <text:p>559.5673942318</text:p>
          </table:table-cell>
          <table:table-cell office:value-type="float" office:value="-5.7468327757">
            <text:p>-5.7468327757</text:p>
          </table:table-cell>
          <table:table-cell table:formula="of:=([.G86]*[.G86])" office:value-type="float" office:value="33.0260869518598">
            <text:p>33.0260869519</text:p>
          </table:table-cell>
          <table:table-cell office:value-type="float" office:value="-24.5108491689">
            <text:p>-24.5108491689</text:p>
          </table:table-cell>
          <table:table-cell table:formula="of:=([.I86]*[.I86])" office:value-type="float" office:value="600.781726980566">
            <text:p>600.7817269806</text:p>
          </table:table-cell>
          <table:table-cell office:value-type="float" office:value="-11.7371344924">
            <text:p>-11.7371344924</text:p>
          </table:table-cell>
          <table:table-cell table:formula="of:=([.K86]*[.K86])" office:value-type="float" office:value="137.760326092686">
            <text:p>137.760326092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2.3016623556">
            <text:p>-2.3016623556</text:p>
          </table:table-cell>
          <table:table-cell table:formula="of:=([.C87]*[.C87])" office:value-type="float" office:value="5.29764959918614">
            <text:p>5.2976495992</text:p>
          </table:table-cell>
          <table:table-cell office:value-type="float" office:value="-22.9189628888">
            <text:p>-22.9189628888</text:p>
          </table:table-cell>
          <table:table-cell table:formula="of:=([.E87]*[.E87])" office:value-type="float" office:value="525.278859898192">
            <text:p>525.2788598982</text:p>
          </table:table-cell>
          <table:table-cell office:value-type="float" office:value="-2.8195987249">
            <text:p>-2.8195987249</text:p>
          </table:table-cell>
          <table:table-cell table:formula="of:=([.G87]*[.G87])" office:value-type="float" office:value="7.95013696945771">
            <text:p>7.9501369695</text:p>
          </table:table-cell>
          <table:table-cell office:value-type="float" office:value="-2.7693241286">
            <text:p>-2.7693241286</text:p>
          </table:table-cell>
          <table:table-cell table:formula="of:=([.I87]*[.I87])" office:value-type="float" office:value="7.66915612924615">
            <text:p>7.6691561292</text:p>
          </table:table-cell>
          <table:table-cell office:value-type="float" office:value="-3.9436622642">
            <text:p>-3.9436622642</text:p>
          </table:table-cell>
          <table:table-cell table:formula="of:=([.K87]*[.K87])" office:value-type="float" office:value="15.5524720540751">
            <text:p>15.552472054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3.5503825073">
            <text:p>-3.5503825073</text:p>
          </table:table-cell>
          <table:table-cell table:formula="of:=([.C88]*[.C88])" office:value-type="float" office:value="12.6052159481418">
            <text:p>12.6052159481</text:p>
          </table:table-cell>
          <table:table-cell office:value-type="float" office:value="-0.9563458539">
            <text:p>-0.9563458539</text:p>
          </table:table-cell>
          <table:table-cell table:formula="of:=([.E88]*[.E88])" office:value-type="float" office:value="0.91459739227172">
            <text:p>0.9145973923</text:p>
          </table:table-cell>
          <table:table-cell office:value-type="float" office:value="-7.3866179814">
            <text:p>-7.3866179814</text:p>
          </table:table-cell>
          <table:table-cell table:formula="of:=([.G88]*[.G88])" office:value-type="float" office:value="54.5621252031418">
            <text:p>54.5621252031</text:p>
          </table:table-cell>
          <table:table-cell office:value-type="float" office:value="-24.4796485886">
            <text:p>-24.4796485886</text:p>
          </table:table-cell>
          <table:table-cell table:formula="of:=([.I88]*[.I88])" office:value-type="float" office:value="599.253195021346">
            <text:p>599.2531950213</text:p>
          </table:table-cell>
          <table:table-cell office:value-type="float" office:value="-8.1444237106">
            <text:p>-8.1444237106</text:p>
          </table:table-cell>
          <table:table-cell table:formula="of:=([.K88]*[.K88])" office:value-type="float" office:value="66.3316375777835">
            <text:p>66.331637577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2.5842791604">
            <text:p>-2.5842791604</text:p>
          </table:table-cell>
          <table:table-cell table:formula="of:=([.C89]*[.C89])" office:value-type="float" office:value="6.67849877887773">
            <text:p>6.6784987789</text:p>
          </table:table-cell>
          <table:table-cell office:value-type="float" office:value="-2.99176392">
            <text:p>-2.99176392</text:p>
          </table:table-cell>
          <table:table-cell table:formula="of:=([.E89]*[.E89])" office:value-type="float" office:value="8.95065135301377">
            <text:p>8.950651353</text:p>
          </table:table-cell>
          <table:table-cell office:value-type="float" office:value="0.0062133005">
            <text:p>0.0062133005</text:p>
          </table:table-cell>
          <table:table-cell table:formula="of:=([.G89]*[.G89])" office:value-type="float" office:value="0.0000386051031033002">
            <text:p>3.86051031033002E-005</text:p>
          </table:table-cell>
          <table:table-cell office:value-type="float" office:value="-23.2117873931">
            <text:p>-23.2117873931</text:p>
          </table:table-cell>
          <table:table-cell table:formula="of:=([.I89]*[.I89])" office:value-type="float" office:value="538.787073982476">
            <text:p>538.7870739825</text:p>
          </table:table-cell>
          <table:table-cell office:value-type="float" office:value="-22.6137998837">
            <text:p>-22.6137998837</text:p>
          </table:table-cell>
          <table:table-cell table:formula="of:=([.K89]*[.K89])" office:value-type="float" office:value="511.38394518003">
            <text:p>511.38394518</text:p>
          </table:table-cell>
        </table:table-row>
        <table:table-row table:style-name="ro1">
          <table:table-cell table:number-columns-repeated="3"/>
          <table:table-cell table:style-name="ce2" table:formula="of:=SQRT(SUM([.D80:.D89])/10)" office:value-type="float" office:value="3.15996546147681">
            <text:p>3.1599654615</text:p>
          </table:table-cell>
          <table:table-cell/>
          <table:table-cell table:formula="of:=SQRT(SUM([.F80:.F89])/10)" office:value-type="float" office:value="10.7568150214869">
            <text:p>10.7568150215</text:p>
          </table:table-cell>
          <table:table-cell/>
          <table:table-cell table:formula="of:=SQRT(SUM([.H80:.H89])/10)" office:value-type="float" office:value="10.4825114827604">
            <text:p>10.4825114828</text:p>
          </table:table-cell>
          <table:table-cell/>
          <table:table-cell table:formula="of:=SQRT(SUM([.J80:.J89])/10)" office:value-type="float" office:value="16.7992862363358">
            <text:p>16.7992862363</text:p>
          </table:table-cell>
          <table:table-cell/>
          <table:table-cell table:formula="of:=SQRT(SUM([.L80:.L89])/10)" office:value-type="float" office:value="12.6247709643701">
            <text:p>12.62477096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DAY</text:p>
          </table:table-cell>
          <table:table-cell table:style-name="ce1" office:value-type="string">
            <text:p>RMS ERROR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SQRT(SUM([.D80:.D89])/10)" office:value-type="float" office:value="3.15996546147681">
            <text:p>3.15996546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QRT(SUM([.F80:.F89])/10)" office:value-type="float" office:value="10.7568150214869">
            <text:p>10.7568150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QRT(SUM([.H80:.H89])/10)" office:value-type="float" office:value="10.4825114827604">
            <text:p>10.48251148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QRT(SUM([.J80:.J89])/10)" office:value-type="float" office:value="16.7992862363358">
            <text:p>16.79928623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QRT(SUM([.L80:.L89])/10)" office:value-type="float" office:value="12.6247709643701">
            <text:p>12.6247709644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in </meta:initial-creator>
    <meta:creation-date>2015-01-06T10:52:15</meta:creation-date>
    <dc:date>2015-01-06T16:10:41</dc:date>
    <dc:creator>Nitin </dc:creator>
    <meta:editing-duration>PT1H4M</meta:editing-duration>
    <meta:editing-cycles>14</meta:editing-cycles>
    <meta:generator>LibreOffice/3.5$Linux_X86_64 LibreOffice_project/350m1$Build-202</meta:generator>
    <meta:document-statistic meta:table-count="3" meta:cell-count="4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5" chart:max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5cm" svg:height="13.229cm" xlink:href=".." xlink:type="simple" chart:class="chart:line" chart:style-name="ch1">
        <chart:legend chart:legend-position="end" svg:x="16.724cm" svg:y="6.066cm" style:legend-expansion="high" chart:style-name="ch2"/>
        <chart:plot-area chart:style-name="ch3" table:cell-range-address="Sheet1.B1:Sheet1.C51" chart:data-source-has-labels="row" svg:x="0.841cm" svg:y="1.191cm" svg:width="15.101cm" svg:height="11.354cm">
          <chartooo:coordinate-region svg:x="1.753cm" svg:y="1.39cm" svg:width="14.003cm" svg:height="10.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line">
            <chart:data-point chart:repeated="50"/>
          </chart:series>
          <chart:series chart:style-name="ch8" chart:values-cell-range-address="Sheet1.C2:Sheet1.C51" chart:label-cell-address="Sheet1.C1:Sheet1.C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predic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40104">
                <text:p>0.1840104</text:p>
                <draw:g>
                  <svg:desc>Sheet1.B2:Sheet1.B51</svg:desc>
                </draw:g>
              </table:table-cell>
              <table:table-cell office:value-type="float" office:value="0.1802871778">
                <text:p>0.1802871778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1972">
                <text:p>0.1861972</text:p>
              </table:table-cell>
              <table:table-cell office:value-type="float" office:value="0.1819783256">
                <text:p>0.1819783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88613">
                <text:p>0.1888613</text:p>
              </table:table-cell>
              <table:table-cell office:value-type="float" office:value="0.1797642996">
                <text:p>0.1797642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466">
                <text:p>0.1823466</text:p>
              </table:table-cell>
              <table:table-cell office:value-type="float" office:value="0.1803124367">
                <text:p>0.1803124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56755">
                <text:p>0.1856755</text:p>
              </table:table-cell>
              <table:table-cell office:value-type="float" office:value="0.1802305849">
                <text:p>0.1802305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7976">
                <text:p>0.1897976</text:p>
              </table:table-cell>
              <table:table-cell office:value-type="float" office:value="0.1797704511">
                <text:p>0.1797704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27006">
                <text:p>0.1927006</text:p>
              </table:table-cell>
              <table:table-cell office:value-type="float" office:value="0.1827517382">
                <text:p>0.1827517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971">
                <text:p>0.199971</text:p>
              </table:table-cell>
              <table:table-cell office:value-type="float" office:value="0.1563417116">
                <text:p>0.1563417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9745">
                <text:p>0.1999745</text:p>
              </table:table-cell>
              <table:table-cell office:value-type="float" office:value="0.1765774362">
                <text:p>0.1765774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78188">
                <text:p>0.1978188</text:p>
              </table:table-cell>
              <table:table-cell office:value-type="float" office:value="0.1759433575">
                <text:p>0.175943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73276">
                <text:p>0.1973276</text:p>
              </table:table-cell>
              <table:table-cell office:value-type="float" office:value="0.1900673302">
                <text:p>0.1900673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74247">
                <text:p>0.1974247</text:p>
              </table:table-cell>
              <table:table-cell office:value-type="float" office:value="0.188724326">
                <text:p>0.188724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80403">
                <text:p>0.1980403</text:p>
              </table:table-cell>
              <table:table-cell office:value-type="float" office:value="0.1898839587">
                <text:p>0.1898839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96216">
                <text:p>0.1996216</text:p>
              </table:table-cell>
              <table:table-cell office:value-type="float" office:value="0.1868707424">
                <text:p>0.1868707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64664">
                <text:p>0.2064664</text:p>
              </table:table-cell>
              <table:table-cell office:value-type="float" office:value="0.1905405021">
                <text:p>0.1905405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26371">
                <text:p>0.2026371</text:p>
              </table:table-cell>
              <table:table-cell office:value-type="float" office:value="0.1965515279">
                <text:p>0.1965515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90096">
                <text:p>0.1990096</text:p>
              </table:table-cell>
              <table:table-cell office:value-type="float" office:value="0.2000471994">
                <text:p>0.2000471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92021">
                <text:p>0.1992021</text:p>
              </table:table-cell>
              <table:table-cell office:value-type="float" office:value="0.197534081">
                <text:p>0.197534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85624">
                <text:p>0.1985624</text:p>
              </table:table-cell>
              <table:table-cell office:value-type="float" office:value="0.1586966096">
                <text:p>0.1586966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89385">
                <text:p>0.1989385</text:p>
              </table:table-cell>
              <table:table-cell office:value-type="float" office:value="0.1888465934">
                <text:p>0.1888465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72727">
                <text:p>0.1972727</text:p>
              </table:table-cell>
              <table:table-cell office:value-type="float" office:value="0.199190595">
                <text:p>0.199190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7977">
                <text:p>0.1937977</text:p>
              </table:table-cell>
              <table:table-cell office:value-type="float" office:value="0.1952857383">
                <text:p>0.1952857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1715">
                <text:p>0.1951715</text:p>
              </table:table-cell>
              <table:table-cell office:value-type="float" office:value="0.1933058992">
                <text:p>0.1933058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90207">
                <text:p>0.1990207</text:p>
              </table:table-cell>
              <table:table-cell office:value-type="float" office:value="0.1960481713">
                <text:p>0.1960481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1595">
                <text:p>0.1991595</text:p>
              </table:table-cell>
              <table:table-cell office:value-type="float" office:value="0.1528696339">
                <text:p>0.1528696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8951">
                <text:p>0.198951</text:p>
              </table:table-cell>
              <table:table-cell office:value-type="float" office:value="0.1922259838">
                <text:p>0.1922259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8361">
                <text:p>0.1998361</text:p>
              </table:table-cell>
              <table:table-cell office:value-type="float" office:value="0.1934202358">
                <text:p>0.193420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4926">
                <text:p>0.2024926</text:p>
              </table:table-cell>
              <table:table-cell office:value-type="float" office:value="0.1578753863">
                <text:p>0.1578753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27291">
                <text:p>0.2027291</text:p>
              </table:table-cell>
              <table:table-cell office:value-type="float" office:value="0.1577886469">
                <text:p>0.1577886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52859">
                <text:p>0.2052859</text:p>
              </table:table-cell>
              <table:table-cell office:value-type="float" office:value="0.1841024148">
                <text:p>0.1841024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0754">
                <text:p>0.2060754</text:p>
              </table:table-cell>
              <table:table-cell office:value-type="float" office:value="0.2001241471">
                <text:p>0.2001241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54762">
                <text:p>0.2054762</text:p>
              </table:table-cell>
              <table:table-cell office:value-type="float" office:value="0.1568704414">
                <text:p>0.1568704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41551">
                <text:p>0.2041551</text:p>
              </table:table-cell>
              <table:table-cell office:value-type="float" office:value="0.1924226478">
                <text:p>0.1924226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88289">
                <text:p>0.2088289</text:p>
              </table:table-cell>
              <table:table-cell office:value-type="float" office:value="0.1576431633">
                <text:p>0.1576431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89389">
                <text:p>0.2089389</text:p>
              </table:table-cell>
              <table:table-cell office:value-type="float" office:value="0.1844154603">
                <text:p>0.1844154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86497">
                <text:p>0.2086497</text:p>
              </table:table-cell>
              <table:table-cell office:value-type="float" office:value="0.2038472884">
                <text:p>0.2038472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76788">
                <text:p>0.2076788</text:p>
              </table:table-cell>
              <table:table-cell office:value-type="float" office:value="0.1600809729">
                <text:p>0.16008097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2543">
                <text:p>0.2072543</text:p>
              </table:table-cell>
              <table:table-cell office:value-type="float" office:value="0.2014105604">
                <text:p>0.2014105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68352">
                <text:p>0.2068352</text:p>
              </table:table-cell>
              <table:table-cell office:value-type="float" office:value="0.2011072629">
                <text:p>0.2011072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57028">
                <text:p>0.2057028</text:p>
              </table:table-cell>
              <table:table-cell office:value-type="float" office:value="0.1975905763">
                <text:p>0.1975905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2901">
                <text:p>0.2092901</text:p>
              </table:table-cell>
              <table:table-cell office:value-type="float" office:value="0.2018595009">
                <text:p>0.2018595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03397">
                <text:p>0.2103397</text:p>
              </table:table-cell>
              <table:table-cell office:value-type="float" office:value="0.208328125">
                <text:p>0.20832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16452">
                <text:p>0.2116452</text:p>
              </table:table-cell>
              <table:table-cell office:value-type="float" office:value="0.1960117776">
                <text:p>0.1960117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19681">
                <text:p>0.2119681</text:p>
              </table:table-cell>
              <table:table-cell office:value-type="float" office:value="0.160079054">
                <text:p>0.160079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97479">
                <text:p>0.2097479</text:p>
              </table:table-cell>
              <table:table-cell office:value-type="float" office:value="0.1926651423">
                <text:p>0.1926651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89494">
                <text:p>0.2089494</text:p>
              </table:table-cell>
              <table:table-cell office:value-type="float" office:value="0.2035495642">
                <text:p>0.2035495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82277">
                <text:p>0.2082277</text:p>
              </table:table-cell>
              <table:table-cell office:value-type="float" office:value="0.2019980188">
                <text:p>0.2019980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66615">
                <text:p>0.2066615</text:p>
              </table:table-cell>
              <table:table-cell office:value-type="float" office:value="0.2066743405">
                <text:p>0.2066743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9096">
                <text:p>0.2049096</text:p>
              </table:table-cell>
              <table:table-cell office:value-type="float" office:value="0.1573464193">
                <text:p>0.1573464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28191">
                <text:p>0.2028191</text:p>
              </table:table-cell>
              <table:table-cell office:value-type="float" office:value="0.1569539946">
                <text:p>0.1569539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4.203cm" style:legend-expansion="high" chart:style-name="ch2"/>
        <chart:plot-area chart:style-name="ch3" table:cell-range-address="Sheet1.C57:Sheet1.C67" chart:data-source-has-labels="row" svg:x="0.769cm" svg:y="0.855cm" svg:width="11.157cm" svg:height="7.55cm">
          <chartooo:coordinate-region svg:x="1.39cm" svg:y="1.055cm" svg:width="10.35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8:Sheet1.C67" chart:label-cell-address="Sheet1.C57:Sheet1.C5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  <draw:g>
                  <svg:desc>Sheet1.C57:Sheet1.C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076825493">
                <text:p>2.9076825493</text:p>
                <draw:g>
                  <svg:desc>Sheet1.C58:Sheet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78940455">
                <text:p>12.5678940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2370917">
                <text:p>5.4812370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682504797">
                <text:p>9.3682504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393308984">
                <text:p>10.4393308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668853228">
                <text:p>14.866885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3675013649">
                <text:p>16.3675013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95120138">
                <text:p>10.5995120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133543756">
                <text:p>12.1133543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00001424">
                <text:p>14.600001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564cm" svg:y="4.204cm" style:legend-expansion="high" chart:style-name="ch2"/>
        <chart:plot-area chart:style-name="ch3" table:cell-range-address="Sheet1.C92:Sheet1.C97" chart:data-source-has-labels="row" svg:x="0.769cm" svg:y="0.855cm" svg:width="11.157cm" svg:height="7.551cm">
          <chartooo:coordinate-region svg:x="1.39cm" svg:y="1.054cm" svg:width="10.442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3:Sheet1.C97" chart:label-cell-address="Sheet1.C92:Sheet1.C9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 ERROR</text:p>
                <draw:g>
                  <svg:desc>Sheet1.C92:Sheet1.C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5996546147681">
                <text:p>3.15996546147681</text:p>
                <draw:g>
                  <svg:desc>Sheet1.C93:Sheet1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568150214869">
                <text:p>10.7568150214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825114827604">
                <text:p>10.4825114827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992862363358">
                <text:p>16.799286236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247709643701">
                <text:p>12.6247709643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